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7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8" style:family="graphic" style:parent-style-name="objectwithoutfill">
      <style:graphic-properties draw:marker-end="Arrow" draw:marker-end-width="0.254cm" draw:fill="none" draw:textarea-horizontal-align="center"/>
    </style:style>
    <style:style style:name="gr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draw:fill="solid" draw:fill-color="#ffffff" draw:textarea-horizontal-align="center"/>
    </style:style>
    <style:style style:name="gr13" style:family="graphic" style:parent-style-name="objectwithoutfill">
      <style:graphic-properties draw:marker-start="" draw:marker-end="Arrow" draw:marker-end-width="0.254cm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6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17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8" style:family="graphic" style:parent-style-name="standard">
      <style:graphic-properties draw:stroke="solid" draw:stroke-dash="Fine_20_Dashed_20__28_var_29_" svg:stroke-width="0.025cm" draw:marker-start-width="0.338cm" draw:marker-end-width="0.338cm" draw:fill="none" draw:fill-color="#eeeeee" draw:textarea-horizontal-align="left" draw:textarea-vertical-align="top" fo:padding-top="0.038cm" fo:padding-bottom="0.038cm" fo:padding-left="0.064cm" fo:padding-right="0.064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779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34cm"/>
    </style:style>
    <style:style style:name="gr21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3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04cm"/>
    </style:style>
    <style:style style:name="gr2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74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12cm"/>
    </style:style>
    <style:style style:name="gr28" style:family="graphic" style:parent-style-name="objectwithoutfill">
      <style:graphic-properties draw:fill="none" draw:textarea-horizontal-align="center"/>
    </style:style>
    <style:style style:name="gr29" style:family="graphic" style:parent-style-name="objectwithoutfill">
      <style:graphic-properties svg:stroke-width="0.035cm" draw:marker-start-width="0.352cm" draw:marker-end-width="0.352cm" draw:fill="none" draw:textarea-horizontal-align="center" fo:padding-top="0.042cm" fo:padding-bottom="0.042cm" fo:padding-left="0.068cm" fo:padding-right="0.068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6cm"/>
    </style:style>
    <style:style style:name="gr31" style:family="graphic" style:parent-style-name="objectwithoutfill">
      <style:graphic-properties draw:stroke-dash="Ultrafine_20_Dashed" svg:stroke-color="#000000" draw:marker-end="Arrow" draw:marker-end-width="0.254cm" draw:fill="none" draw:textarea-horizontal-align="center"/>
    </style:style>
    <style:style style:name="gr32" style:family="graphic" style:parent-style-name="objectwithoutfill">
      <style:graphic-properties draw:marker-end="Arrow" draw:marker-end-width="0.203cm" draw:fill="none" draw:textarea-horizontal-align="center"/>
    </style:style>
    <style:style style:name="gr33" style:family="graphic" style:parent-style-name="objectwithoutfill">
      <style:graphic-properties svg:stroke-width="0.152cm" svg:stroke-color="#ff3333" draw:marker-start-width="0.527cm" draw:marker-end-width="0.527cm" draw:fill="none" draw:textarea-horizontal-align="center" fo:padding-top="0.1cm" fo:padding-bottom="0.1cm" fo:padding-left="0.126cm" fo:padding-right="0.12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2pt"/>
    </style:style>
    <style:style style:name="P9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10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0000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T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928cm" svg:height="0.559cm" svg:x="4.048cm" svg:y="1.482cm">
          <text:p><text:span text:style-name="T3">ROLE </text:span></text:p>
        </draw:rect>
        <draw:polyline draw:style-name="gr7" draw:layer="layout" svg:width="0cm" svg:height="1.853cm" svg:x="4.556cm" svg:y="11.084cm" svg:viewBox="0 0 0 1854" draw:points="0,1854 0,604 0,0">
          <text:p/>
        </draw:polyline>
        <draw:polyline draw:style-name="gr8" draw:layer="layout" svg:width="0cm" svg:height="1.853cm" svg:x="5.056cm" svg:y="11.084cm" svg:viewBox="0 0 0 1854" draw:points="0,1854 0,604 0,0">
          <text:p/>
        </draw:polyline>
        <draw:polyline draw:style-name="gr7" draw:layer="layout" svg:width="0cm" svg:height="2.502cm" svg:x="16.496cm" svg:y="10.448cm" svg:viewBox="0 0 0 2503" draw:points="0,0 0,1688 0,2503">
          <text:p/>
        </draw:polyline>
        <draw:polyline draw:style-name="gr8" draw:layer="layout" svg:width="0cm" svg:height="2.502cm" svg:x="15.996cm" svg:y="10.448cm" svg:viewBox="0 0 0 2503" draw:points="0,0 0,1688 0,2503">
          <text:p/>
        </draw:polyline>
        <draw:polyline draw:style-name="gr7" draw:layer="layout" svg:width="0cm" svg:height="1.844cm" svg:x="4.556cm" svg:y="1.99cm" svg:viewBox="0 0 0 1845" draw:points="0,1845 0,602 0,0">
          <text:p/>
        </draw:polyline>
        <draw:polyline draw:style-name="gr7" draw:layer="layout" svg:width="0cm" svg:height="1.057cm" svg:x="16.456cm" svg:y="1.999cm" svg:viewBox="0 0 0 1058" draw:points="0,0 0,713 0,1058">
          <text:p/>
        </draw:polyline>
        <draw:polyline draw:style-name="gr8" draw:layer="layout" svg:width="0cm" svg:height="2.512cm" svg:x="6.256cm" svg:y="10.398cm" svg:viewBox="0 0 0 2513" draw:points="0,2513 0,819 0,0">
          <text:p/>
        </draw:polyline>
        <draw:polyline draw:style-name="gr8" draw:layer="layout" svg:width="0cm" svg:height="2.615cm" svg:x="6.816cm" svg:y="10.398cm" svg:viewBox="0 0 0 2616" draw:points="0,0 0,1764 0,2616">
          <text:p/>
        </draw:polyline>
        <draw:rect draw:style-name="gr9" draw:text-style-name="P5" draw:layer="layout" svg:width="1.849cm" svg:height="1.296cm" svg:x="5.78cm" svg:y="9.115cm">
          <text:p text:style-name="P4"><text:span text:style-name="T4">pLSn</text:span></text:p>
          <text:p text:style-name="P4"><text:span text:style-name="T5"><text:s text:c="4"/></text:span><text:span text:style-name="T5">pListen</text:span><text:span text:style-name="T4"> </text:span></text:p>
        </draw:rect>
        <draw:rect draw:style-name="gr10" draw:text-style-name="P3" draw:layer="layout" svg:width="12.928cm" svg:height="0.559cm" svg:x="4.048cm" svg:y="12.912cm">
          <text:p><text:span text:style-name="T3">TOE</text:span></text:p>
        </draw:rect>
        <draw:rect draw:style-name="gr11" draw:text-style-name="P6" draw:layer="layout" svg:width="18cm" svg:height="11.988cm" svg:x="1.508cm" svg:y="1.457cm">
          <text:p/>
        </draw:rect>
        <draw:polyline draw:style-name="gr8" draw:layer="layout" svg:width="0cm" svg:height="2.555cm" svg:x="13.956cm" svg:y="10.347cm" svg:viewBox="0 0 0 2556" draw:points="0,2556 0,833 0,0">
          <text:p/>
        </draw:polyline>
        <draw:polyline draw:style-name="gr8" draw:layer="layout" svg:width="0cm" svg:height="2.555cm" svg:x="14.496cm" svg:y="10.452cm" svg:viewBox="0 0 0 2556" draw:points="0,0 0,1723 0,2556">
          <text:p/>
        </draw:polyline>
        <draw:rect draw:style-name="gr9" draw:text-style-name="P5" draw:layer="layout" svg:width="1.752cm" svg:height="1.296cm" svg:x="13.48cm" svg:y="9.109cm">
          <text:p text:style-name="P4"><text:span text:style-name="T4">pOPn</text:span></text:p>
          <text:p text:style-name="P4"><text:span text:style-name="T5"><text:s text:c="4"/></text:span><text:span text:style-name="T5">pOpen</text:span><text:span text:style-name="T4"> </text:span></text:p>
        </draw:rect>
        <draw:rect draw:style-name="gr9" draw:text-style-name="P5" draw:layer="layout" svg:width="3.327cm" svg:height="2.82cm" svg:x="6.334cm" svg:y="5.546cm">
          <text:p text:style-name="P4"><text:span text:style-name="T4">pACc</text:span></text:p>
          <text:p text:style-name="P4"><text:span text:style-name="T5"><text:s text:c="4"/></text:span><text:span text:style-name="T5">pAccept</text:span><text:span text:style-name="T4"> </text:span></text:p>
        </draw:rect>
        <draw:polyline draw:style-name="gr8" draw:layer="layout" svg:width="0cm" svg:height="4.489cm" svg:x="8.356cm" svg:y="8.34cm" svg:viewBox="0 0 0 4490" draw:points="0,4490 0,1463 0,0">
          <text:p/>
        </draw:polyline>
        <draw:polyline draw:style-name="gr8" draw:layer="layout" svg:width="0cm" svg:height="4.641cm" svg:x="8.874cm" svg:y="8.372cm" svg:viewBox="0 0 0 4642" draw:points="0,0 0,3130 0,4642">
          <text:p/>
        </draw:polyline>
        <draw:rect draw:style-name="gr9" draw:text-style-name="P5" draw:layer="layout" svg:width="3.327cm" svg:height="2.82cm" svg:x="11.435cm" svg:y="4.546cm">
          <text:p text:style-name="P4"><text:span text:style-name="T4">pSIs</text:span></text:p>
          <text:p text:style-name="P4"><text:span text:style-name="T5"><text:s text:c="4"/></text:span><text:span text:style-name="T5">pSessionIdServer</text:span><text:span text:style-name="T4"> </text:span></text:p>
        </draw:rect>
        <draw:polyline draw:style-name="gr8" draw:layer="layout" svg:width="-0.001cm" svg:height="1.853cm" draw:transform="rotate (1.5707963267946) translate (9.636cm 6.05700000000165cm)" svg:viewBox="0 0 0 1854" draw:points="0,0 0,1250 0,1854">
          <text:p/>
        </draw:polyline>
        <draw:rect draw:style-name="gr12" draw:text-style-name="P7" draw:layer="layout" svg:width="0.483cm" svg:height="0.483cm" svg:x="10.169cm" svg:y="5.816cm">
          <text:p text:style-name="P7"><text:span text:style-name="T6">1</text:span></text:p>
        </draw:rect>
        <draw:polyline draw:style-name="gr13" draw:layer="layout" svg:width="3.479cm" svg:height="1.243cm" svg:x="12.201cm" svg:y="3.302cm" svg:viewBox="0 0 3480 1244" draw:points="3480,0 0,0 0,1244">
          <text:p/>
        </draw:polyline>
        <draw:rect draw:style-name="gr9" draw:text-style-name="P5" draw:layer="layout" svg:width="2.521cm" svg:height="7.366cm" svg:x="2.821cm" svg:y="3.794cm">
          <text:p text:style-name="P4"><text:span text:style-name="T4">pRXp</text:span></text:p>
          <text:p text:style-name="P4"><text:span text:style-name="T5"><text:s text:c="4"/></text:span><text:span text:style-name="T5">pRxPath</text:span><text:span text:style-name="T4"> </text:span></text:p>
        </draw:rect>
        <draw:rect draw:style-name="gr9" draw:text-style-name="P5" draw:layer="layout" svg:width="2.521cm" svg:height="7.392cm" svg:x="15.673cm" svg:y="3.006cm">
          <text:p text:style-name="P4"><text:span text:style-name="T4">pTXp</text:span></text:p>
          <text:p text:style-name="P4"><text:span text:style-name="T5"><text:s text:c="4"/></text:span><text:span text:style-name="T5">pTxPath</text:span><text:span text:style-name="T4"> </text:span></text:p>
        </draw:rect>
        <draw:rect draw:style-name="gr12" draw:text-style-name="P7" draw:layer="layout" svg:width="0.483cm" svg:height="0.483cm" svg:x="14.441cm" svg:y="3.006cm">
          <text:p text:style-name="P7"><text:span text:style-name="T6">1</text:span></text:p>
        </draw:rect>
        <draw:polyline draw:style-name="gr14" draw:layer="layout" svg:width="3.504cm" svg:height="1.243cm" draw:transform="rotate (3.1415926535892) translate (15.681cm 8.61cm)" svg:viewBox="0 0 3505 1244" draw:points="0,0 3505,0 3505,1244">
          <text:p/>
        </draw:polyline>
        <draw:rect draw:style-name="gr12" draw:text-style-name="P7" draw:layer="layout" svg:width="0.509cm" svg:height="0.483cm" svg:x="14.486cm" svg:y="8.34cm">
          <text:p text:style-name="P7"><text:span text:style-name="T6">1</text:span></text:p>
        </draw:rect>
        <draw:frame draw:style-name="gr15" draw:text-style-name="P2" draw:layer="layout" svg:width="3.194cm" svg:height="0.445cm" svg:x="8.118cm" svg:y="9.128cm">
          <draw:text-box>
            <text:p><text:span text:style-name="T2">siTOE_This_Notif</text:span></text:p>
          </draw:text-box>
        </draw:frame>
        <draw:frame draw:style-name="gr15" draw:text-style-name="P2" draw:layer="layout" svg:width="3.334cm" svg:height="0.445cm" svg:x="8.618cm" svg:y="9.629cm">
          <draw:text-box>
            <text:p><text:span text:style-name="T2">soTHIS_Toe_RdReq</text:span></text:p>
          </draw:text-box>
        </draw:frame>
        <draw:frame draw:style-name="gr15" draw:text-style-name="P2" draw:layer="layout" svg:width="3.3cm" svg:height="0.445cm" svg:x="6.018cm" svg:y="10.828cm">
          <draw:text-box>
            <text:p><text:span text:style-name="T2">siTOE_This_LsnAck</text:span></text:p>
          </draw:text-box>
        </draw:frame>
        <draw:frame draw:style-name="gr15" draw:text-style-name="P2" draw:layer="layout" svg:width="3.453cm" svg:height="0.445cm" svg:x="6.518cm" svg:y="11.329cm">
          <draw:text-box>
            <text:p><text:span text:style-name="T2">soTHIS_Toe_LsnReq</text:span></text:p>
          </draw:text-box>
        </draw:frame>
        <draw:frame draw:style-name="gr15" draw:text-style-name="P2" draw:layer="layout" svg:width="3.194cm" svg:height="0.445cm" svg:x="11.295cm" svg:y="3.552cm">
          <draw:text-box>
            <text:p><text:span text:style-name="T2">sTxpToSis_BufId</text:span></text:p>
          </draw:text-box>
        </draw:frame>
        <draw:frame draw:style-name="gr15" draw:text-style-name="P2" draw:layer="layout" svg:width="3.194cm" svg:height="0.445cm" svg:x="11.295cm" svg:y="7.753cm">
          <draw:text-box>
            <text:p><text:span text:style-name="T2">sSisToTxp_SessId</text:span></text:p>
          </draw:text-box>
        </draw:frame>
        <draw:frame draw:style-name="gr15" draw:text-style-name="P2" draw:layer="layout" svg:width="3.313cm" svg:height="0.445cm" svg:x="13.719cm" svg:y="10.828cm">
          <draw:text-box>
            <text:p><text:span text:style-name="T2">siTOE_This_OpnSts</text:span></text:p>
          </draw:text-box>
        </draw:frame>
        <draw:frame draw:style-name="gr15" draw:text-style-name="P2" draw:layer="layout" svg:width="3.55cm" svg:height="0.445cm" svg:x="14.219cm" svg:y="11.329cm">
          <draw:text-box>
            <text:p><text:span text:style-name="T2">soTHIS_Toe_OpnReq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10" draw:text-style-name="P3" draw:layer="layout" svg:width="12.395cm" svg:height="0.559cm" svg:x="4.378cm" svg:y="12.912cm">
          <text:p><text:span text:style-name="T3">UDMX</text:span></text:p>
        </draw:rect>
        <draw:rect draw:style-name="gr11" draw:text-style-name="P6" draw:layer="layout" svg:width="18cm" svg:height="11.988cm" svg:x="1.508cm" svg:y="1.457cm">
          <text:p/>
        </draw:rect>
        <draw:rect draw:style-name="gr6" draw:text-style-name="P3" draw:layer="layout" svg:width="11.481cm" svg:height="0.559cm" svg:x="4.403cm" svg:y="1.482cm">
          <text:p><text:span text:style-name="T3">ROLE </text:span></text:p>
        </draw:rect>
        <draw:rect draw:style-name="gr16" draw:text-style-name="P7" draw:layer="layout" svg:width="2.768cm" svg:height="0.861cm" svg:x="4.302cm" svg:y="5.038cm">
          <text:p><text:span text:style-name="T6">pTxP_Enqueue</text:span></text:p>
        </draw:rect>
        <draw:rect draw:style-name="gr17" draw:text-style-name="P8" draw:layer="layout" svg:width="4.245cm" svg:height="4.444cm" svg:x="11.741cm" svg:y="4.302cm">
          <text:p><text:span text:style-name="T4">pRxP</text:span></text:p>
        </draw:rect>
        <draw:rect draw:style-name="gr18" draw:text-style-name="P8" draw:layer="layout" svg:width="4.064cm" svg:height="4.419cm" svg:x="3.54cm" svg:y="4.302cm">
          <text:p><text:span text:style-name="T4">pTxP</text:span></text:p>
        </draw:rect>
        <draw:polyline draw:style-name="gr8" draw:layer="layout" svg:width="0cm" svg:height="2.997cm" svg:x="5.743cm" svg:y="2.066cm" svg:viewBox="0 0 0 2998" draw:points="0,0 0,2021 0,2998">
          <text:p/>
        </draw:polyline>
        <draw:frame draw:style-name="gr19" draw:text-style-name="P2" draw:layer="layout" svg:width="2.881cm" svg:height="0.445cm" svg:x="5.337cm" svg:y="2.674cm">
          <draw:text-box>
            <text:p><text:span text:style-name="T2">siROL_This_Data</text:span></text:p>
          </draw:text-box>
        </draw:frame>
        <draw:polyline draw:style-name="gr8" draw:layer="layout" svg:width="0cm" svg:height="2.261cm" svg:x="13.889cm" svg:y="2.04cm" svg:viewBox="0 0 0 2262" draw:points="0,2262 0,737 0,0">
          <text:p/>
        </draw:polyline>
        <draw:frame draw:style-name="gr20" draw:text-style-name="P2" draw:layer="layout" svg:width="2.936cm" svg:height="0.445cm" svg:x="13.61cm" svg:y="2.674cm">
          <draw:text-box>
            <text:p><text:span text:style-name="T2">soTHIS_Rol_Data</text:span></text:p>
          </draw:text-box>
        </draw:frame>
        <draw:polyline draw:style-name="gr21" draw:layer="layout" svg:width="0cm" svg:height="4.139cm" svg:x="12.168cm" svg:y="8.747cm" svg:viewBox="0 0 0 4140" draw:points="0,4140 0,1349 0,0">
          <text:p/>
        </draw:polyline>
        <draw:polyline draw:style-name="gr8" draw:layer="layout" svg:width="0cm" svg:height="4.139cm" svg:x="14.768cm" svg:y="8.748cm" svg:viewBox="0 0 0 4140" draw:points="0,4140 0,1349 0,0">
          <text:p/>
        </draw:polyline>
        <draw:polyline draw:style-name="gr8" draw:layer="layout" svg:width="0cm" svg:height="4.139cm" svg:x="15.168cm" svg:y="8.748cm" svg:viewBox="0 0 0 4140" draw:points="0,4140 0,1349 0,0">
          <text:p/>
        </draw:polyline>
        <draw:polyline draw:style-name="gr21" draw:layer="layout" svg:width="0cm" svg:height="4.139cm" svg:x="12.568cm" svg:y="8.748cm" svg:viewBox="0 0 0 4140" draw:points="0,0 0,2791 0,4140">
          <text:p/>
        </draw:polyline>
        <draw:polyline draw:style-name="gr8" draw:layer="layout" svg:width="0cm" svg:height="4.393cm" svg:x="5.568cm" svg:y="8.493cm" svg:viewBox="0 0 0 4394" draw:points="0,0 0,2962 0,4394">
          <text:p/>
        </draw:polyline>
        <draw:polyline draw:style-name="gr8" draw:layer="layout" svg:width="0cm" svg:height="4.393cm" svg:x="5.968cm" svg:y="8.493cm" svg:viewBox="0 0 0 4394" draw:points="0,0 0,2962 0,4394">
          <text:p/>
        </draw:polyline>
        <draw:frame draw:style-name="gr15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22" draw:text-style-name="P9" draw:layer="layout" svg:width="3.711cm" svg:height="0.445cm" svg:x="11.91cm" svg:y="9.675cm">
          <draw:text-box>
            <text:p><text:span text:style-name="T7">siUDMX_This_OpnAck</text:span></text:p>
          </draw:text-box>
        </draw:frame>
        <draw:frame draw:style-name="gr23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8" draw:layer="layout" svg:width="0cm" svg:height="4.393cm" svg:x="6.368cm" svg:y="8.493cm" svg:viewBox="0 0 0 4394" draw:points="0,0 0,2962 0,4394">
          <text:p/>
        </draw:polyline>
        <draw:frame draw:style-name="gr24" draw:text-style-name="P2" draw:layer="layout" svg:width="3.338cm" svg:height="0.445cm" svg:x="5.312cm" svg:y="10.177cm">
          <draw:text-box>
            <text:p><text:span text:style-name="T2">soTHIS_Udmx_Data</text:span></text:p>
          </draw:text-box>
        </draw:frame>
        <draw:frame draw:style-name="gr25" draw:text-style-name="P9" draw:layer="layout" svg:width="3.906cm" svg:height="0.445cm" svg:x="12.311cm" svg:y="10.176cm">
          <draw:text-box>
            <text:p><text:span text:style-name="T7">soTHIS_Udmx_OpnReq</text:span></text:p>
          </draw:text-box>
        </draw:frame>
        <draw:frame draw:style-name="gr26" draw:text-style-name="P2" draw:layer="layout" svg:width="3.376cm" svg:height="0.445cm" svg:x="5.713cm" svg:y="10.778cm">
          <draw:text-box>
            <text:p><text:span text:style-name="T2">soTHIS_Udmx_Meta</text:span></text:p>
          </draw:text-box>
        </draw:frame>
        <draw:frame draw:style-name="gr27" draw:text-style-name="P2" draw:layer="layout" svg:width="3.414cm" svg:height="0.445cm" svg:x="6.113cm" svg:y="11.379cm">
          <draw:text-box>
            <text:p><text:span text:style-name="T2">soTHIS_Udmx_PLen</text:span></text:p>
          </draw:text-box>
        </draw:frame>
        <draw:frame draw:style-name="gr19" draw:text-style-name="P2" draw:layer="layout" svg:width="2.881cm" svg:height="0.445cm" svg:x="5.338cm" svg:y="2.675cm">
          <draw:text-box>
            <text:p><text:span text:style-name="T2">siROL_This_Data</text:span></text:p>
          </draw:text-box>
        </draw:frame>
        <draw:g>
          <draw:line draw:style-name="gr28" draw:layer="layout" svg:x1="5.281cm" svg:y1="7.048cm" svg:x2="5.738cm" svg:y2="7.048cm">
            <text:p/>
          </draw:line>
          <draw:line draw:style-name="gr28" draw:layer="layout" svg:x1="5.281cm" svg:y1="6.784cm" svg:x2="5.738cm" svg:y2="6.784cm">
            <text:p/>
          </draw:line>
          <draw:line draw:style-name="gr28" draw:layer="layout" svg:x1="5.281cm" svg:y1="6.52cm" svg:x2="5.738cm" svg:y2="6.52cm">
            <text:p/>
          </draw:line>
          <draw:polyline draw:style-name="gr29" draw:layer="layout" svg:width="0.482cm" svg:height="1.16cm" svg:x="5.268cm" svg:y="6.132cm" svg:viewBox="0 0 483 1161" draw:points="0,0 0,1161 483,1161 483,23">
            <text:p/>
          </draw:polyline>
        </draw:g>
        <draw:frame draw:style-name="gr30" draw:text-style-name="P10" draw:layer="layout" svg:width="2.462cm" svg:height="0.445cm" svg:x="8.313cm" svg:y="7.677cm">
          <draw:text-box>
            <text:p><text:span text:style-name="T8">sRxToTx_Meta</text:span></text:p>
          </draw:text-box>
        </draw:frame>
        <draw:polyline draw:style-name="gr31" draw:layer="layout" svg:width="4.648cm" svg:height="0cm" svg:x="7.07cm" svg:y="8.147cm" svg:viewBox="0 0 4649 0" draw:points="4649,0 1515,0 0,0">
          <text:p/>
        </draw:polyline>
        <draw:rect draw:style-name="gr16" draw:text-style-name="P7" draw:layer="layout" svg:width="2.769cm" svg:height="0.861cm" svg:x="4.302cm" svg:y="7.639cm">
          <text:p><text:span text:style-name="T6">pTxP_Dequeue</text:span></text:p>
        </draw:rect>
        <draw:polyline draw:style-name="gr32" draw:layer="layout" svg:width="0cm" svg:height="1.777cm" svg:x="6.359cm" svg:y="5.902cm" svg:viewBox="0 0 0 1778" draw:points="0,0 0,1198 0,1778">
          <text:p/>
        </draw:polyline>
        <draw:polyline draw:style-name="gr32" draw:layer="layout" svg:width="0cm" svg:height="0.507cm" svg:x="5.539cm" svg:y="5.902cm" svg:viewBox="0 0 0 508" draw:points="0,0 0,342 0,508">
          <text:p/>
        </draw:polyline>
        <draw:polyline draw:style-name="gr32" draw:layer="layout" svg:width="0cm" svg:height="0.507cm" svg:x="5.539cm" svg:y="7.172cm" svg:viewBox="0 0 0 508" draw:points="0,0 0,342 0,508">
          <text:p/>
        </draw:polyline>
        <draw:line draw:style-name="gr33" draw:layer="layout" svg:x1="0.746cm" svg:y1="14.131cm" svg:x2="20cm" svg:y2="0.6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22H34M14S</meta:editing-duration>
    <meta:editing-cycles>163</meta:editing-cycles>
    <meta:generator>OpenOffice/4.1.3$Win32 OpenOffice.org_project/413m1$Build-9783</meta:generator>
    <dc:date>2018-11-12T18:17:19.80</dc:date>
    <dc:creator>Francois Abel</dc:creator>
    <meta:printed-by>Francois Abel</meta:printed-by>
    <meta:print-date>2018-01-29T17:34:31.89</meta:print-date>
    <meta:document-statistic meta:object-count="86"/>
  </office:meta>
</office:document-meta>
</file>